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2300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9966cc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normal" style:font-weight-asian="normal" style:font-weight-complex="normal"/>
    </style:style>
    <style:style style:name="T8" style:family="text">
      <style:text-properties style:font-name="Courier New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ormation insertion des catalogues fournisseur dans la "base expo"</text:h>
      <text:h text:style-name="Heading_20_2" text:outline-level="2">Les fournisseurs doivent envoyer un fichier compatible avec Excel ou OpenOffice</text:h>
      <text:p text:style-name="P1"><text:tab/>.xls (Excel)</text:p>
      <text:p text:style-name="P1"><text:tab/>.ods (OpenOffice)</text:p>
      <text:p text:style-name="P1"><text:tab/>.csv (tableau)</text:p>
      <text:h text:style-name="Heading_20_2" text:outline-level="2">Ouvrir le fichier tableur et le formater avec les colonnes suivantes :</text:h>
      <text:p text:style-name="P1"><text:tab/><text:span text:style-name="T1">activite</text:span> = "sanitaire" ou "electricite" ou "chauffage" ou "plomberie" ou "outillage" etc ...</text:p>
      <text:p text:style-name="P1"><text:tab/><text:tab/>valeur par défaut "sanitaire"</text:p>
      <text:p text:style-name="P1"><text:tab/><text:span text:style-name="T2">fournisseur</text:span> = nom du fournisseur</text:p>
      <text:p text:style-name="P1"><text:tab/><text:span text:style-name="T2">reference</text:span> = Référence fournisseur</text:p>
      <text:p text:style-name="P1"><text:tab/><text:span text:style-name="T2">designation 1</text:span> = Désignation du produit</text:p>
      <text:p text:style-name="P1"><text:tab/><text:span text:style-name="T3">designation 2, designation 3, designation 4, designation 5</text:span> = Complément de désignation</text:p>
      <text:p text:style-name="P1"><text:tab/><text:span text:style-name="T1">gencode</text:span> = Code barre du produit</text:p>
      <text:p text:style-name="P1"><text:tab/><text:span text:style-name="T4">prix public</text:span> = Prix public du produit</text:p>
      <text:p text:style-name="P1"><text:tab/><text:span text:style-name="T4">prix achat</text:span> = Prix d'achat NET du produit (pas de remise)</text:p>
      <text:p text:style-name="P1"><text:tab/><text:span text:style-name="T1">remise 1, remise 2, remise 3, remise 4</text:span> = Remise successive à appliquer au prix public</text:p>
      <text:p text:style-name="P1"><text:tab/><text:span text:style-name="T1">couleur</text:span> = Couleur du produit (libre)</text:p>
      <text:p text:style-name="P1"><text:tab/><text:span text:style-name="T1">taille</text:span> = Dimension du produit (libre)</text:p>
      <text:p text:style-name="P1"><text:tab/><text:span text:style-name="T1">poids</text:span> = Poids du produit (un nombre en gramme)</text:p>
      <text:p text:style-name="P1"><text:tab/><text:span text:style-name="T1">colisage</text:span> = Colisage du produit (un nombre)</text:p>
      <text:p text:style-name="P1"><text:tab/><text:span text:style-name="T1">url</text:span> = Adresse internet du produit</text:p>
      <text:p text:style-name="P1"/>
      <text:p text:style-name="P1">- Les colonnes en <text:span text:style-name="T2">rouges</text:span> sont obligatoires.</text:p>
      <text:p text:style-name="P1">- Les deux colonnes en <text:span text:style-name="T4">violet</text:span> sont concurrentes. Si un prix d'achat est précisé il est prioritaire sur le prix public + remise. Une des deux colonnes doit au moins être présente dans le fichier.</text:p>
      <text:p text:style-name="P1">- Les autres colonnes sont ignorées.</text:p>
      <text:h text:style-name="Heading_20_2" text:outline-level="2">Enregistrer le fichier au format CSV</text:h>
      <text:p text:style-name="P1"><text:tab/>Séparateur point-virgule</text:p>
      <text:p text:style-name="P1"><text:tab/>Pas de double-quote autour des valeurs</text:p>
      <text:p text:style-name="P1"><text:tab/>Nommer le fichier <text:span text:style-name="T1">fournisseur2mysql.csv </text:span><text:span text:style-name="T5">. C'est le nom du fichier par défaut utilisé.</text:span></text:p>
      <text:p text:style-name="P1"><text:span text:style-name="T5"><text:tab/>Enregistrer le fichier dans le même répertoire que le programme </text:span><text:span text:style-name="T1">fournisseur2mysql.exe</text:span></text:p>
      <text:h text:style-name="Heading_20_2" text:outline-level="2"><text:span text:style-name="T1">Double cliquer sur fournisseur2mysql.exe</text:span></text:h>
      <text:p text:style-name="P1"><text:tab/>Il est possible de nommer le fichier autrement que <text:span text:style-name="T1">fournisseur2mysql.csv </text:span><text:span text:style-name="T5">dans ce cas là, le programme devra être appelé en ligne de commande </text:span></text:p>
      <text:p text:style-name="P1"><text:span text:style-name="T7">% </text:span><text:span text:style-name="T8">fournisseur2mysql nom_du_fichier.csv</text:span></text:p>
      <text:p text:style-name="P1"><text:span text:style-name="T8"/></text:p>
      <text:p text:style-name="P2">Après traitement du fichier, un rapport "<text:span text:style-name="T1">rapport-xxx.txt</text:span>" est créé et trace toutes les actions effectuées et les éventuels messages d'erreur si le fichier CSV n'est pas bien forma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Poulain</meta:initial-creator>
    <meta:creation-date>2010-01-06T15:55:14.15</meta:creation-date>
    <dc:date>2010-01-06T17:00:32.50</dc:date>
    <dc:creator>Benjamin Poulain</dc:creator>
    <meta:editing-duration>PT00H50M05S</meta:editing-duration>
    <meta:editing-cycles>8</meta:editing-cycles>
    <meta:generator>OpenOffice.org/3.1$Win32 OpenOffice.org_project/310m11$Build-9399</meta:generator>
    <meta:document-statistic meta:table-count="0" meta:image-count="0" meta:object-count="0" meta:page-count="1" meta:paragraph-count="33" meta:word-count="300" meta:character-count="1936"/>
  </office:meta>
</office:document-meta>
</file>